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89643209980483453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88722829098408754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34704299085137282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07477872552197246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3436888497396291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533324386575092026"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44042300944326997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72178130430005127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86114" text:continue-list="list844042300944326997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8647959719670643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6613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8510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66173"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83826"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71337"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14093114888608181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1066553481308084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8339260592213169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70836"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1293873690260597"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1524386514309720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732631787824629013" text:style-name="L15">
        <text:list-item>
          <text:list>
            <text:list-header>
              <text:p text:style-name="P172">1.5 miles averaging about 9:40/mile and rest 1 min</text:p>
            </text:list-header>
          </text:list>
        </text:list-item>
      </text:list>
      <text:p text:style-name="P23">1 mile in 8:26 and rest 2 min</text:p>
      <text:list xml:id="list714399311278204622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57303115005846818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8396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91129005511947783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253291969901577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57903957014087742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72596" text:continue-list="list352532919699015772" text:style-name="L19">
        <text:list-item>
          <text:list>
            <text:list-header>
              <text:p text:style-name="P176">(Pace*HR)=1240</text:p>
            </text:list-header>
          </text:list>
        </text:list-item>
      </text:list>
      <text:list xml:id="list36781761" text:continue-list="list5911290055119477835" text:style-name="L18">
        <text:list-item>
          <text:list>
            <text:list-header>
              <text:p text:style-name="P175">2 miles at 10:46/mile Ave HR= 121 bpm and rest a few minutes</text:p>
            </text:list-header>
          </text:list>
        </text:list-item>
      </text:list>
      <text:list xml:id="list36766777" text:continue-list="list3677259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8084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4723300051834668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9204929587885137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09908943299879889"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898700945358192471"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27144401815554091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5264801668736054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62266"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7426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01663902750242327"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568623177531055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8913442757940441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6471873519189375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03791712302243728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23"><text:span text:style-name="T1"/></text:p>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10"><text:span text:style-name="T2">Times: 2:10, 2:08, 2:09, 2:10, 2:11, 2:02 I took about 4:00 between the runs</text:span></text:p>
      <text:p text:style-name="P10"/>
      <text:p text:style-name="P10"><text:span text:style-name="T2">Fri May 19, 2023 <text:s/></text:span>no running</text:p>
      <text:p text:style-name="P10"><text:span text:style-name="T2"/></text:p>
      <text:p text:style-name="P10"><text:span text:style-name="T2">During the past week: <text:s/></text:span>10 mile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356190105753298155"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9T16:52:20.23</dc:date>
    <dc:creator>James Lombardi</dc:creator>
    <meta:editing-duration>P20DT18H46M19S</meta:editing-duration>
    <meta:editing-cycles>1645</meta:editing-cycles>
    <meta:generator>OpenOffice/4.1.2$Win32 OpenOffice.org_project/412m3$Build-9782</meta:generator>
    <meta:document-statistic meta:table-count="0" meta:image-count="9" meta:object-count="0" meta:page-count="169" meta:paragraph-count="4850" meta:word-count="52817" meta:character-count="270777"/>
  </office:meta>
</office:document-meta>
</file>